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09">
            <text:p>I-8509</text:p>
          </table:table-cell>
          <table:table-cell office:value-type="float" office:value="64.272">
            <text:p>64.272</text:p>
          </table:table-cell>
          <table:table-cell office:value-type="float" office:value="-51.667">
            <text:p>-51.667</text:p>
          </table:table-cell>
          <table:table-cell office:value-type="float" office:value="9260.0">
            <text:p>9260.0</text:p>
          </table:table-cell>
          <table:table-cell office:value-type="float" office:value="134.0">
            <text:p>13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5587">
            <text:p>AAR-5587</text:p>
          </table:table-cell>
          <table:table-cell office:value-type="float" office:value="64.61566666666666">
            <text:p>64.61566666666666</text:p>
          </table:table-cell>
          <table:table-cell office:value-type="float" office:value="-51.224833333333336">
            <text:p>-51.224833333333336</text:p>
          </table:table-cell>
          <table:table-cell office:value-type="float" office:value="3665.0">
            <text:p>3665.0</text:p>
          </table:table-cell>
          <table:table-cell office:value-type="float" office:value="45.0">
            <text:p>4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Berglund2003,HinnersonBerglund2004">
            <text:p>Berglund2003,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23025">
            <text:p>AAR23025</text:p>
          </table:table-cell>
          <table:table-cell office:value-type="float" office:value="64.13">
            <text:p>64.13</text:p>
          </table:table-cell>
          <table:table-cell office:value-type="float" office:value="-51.36">
            <text:p>-51.36</text:p>
          </table:table-cell>
          <table:table-cell office:value-type="float" office:value="7426.0">
            <text:p>7426.0</text:p>
          </table:table-cell>
          <table:table-cell office:value-type="float" office:value="47.0">
            <text:p>47.0</text:p>
          </table:table-cell>
          <table:table-cell office:value-type="string" office:value="Terrestrial macrofossil">
            <text:p>Terrestrial 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LarsenEtal2017">
            <text:p>LarsenEtal2017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23026">
            <text:p>AAR23026</text:p>
          </table:table-cell>
          <table:table-cell office:value-type="float" office:value="64.13">
            <text:p>64.13</text:p>
          </table:table-cell>
          <table:table-cell office:value-type="float" office:value="-51.36">
            <text:p>-51.36</text:p>
          </table:table-cell>
          <table:table-cell office:value-type="float" office:value="7727.0">
            <text:p>7727.0</text:p>
          </table:table-cell>
          <table:table-cell office:value-type="float" office:value="50.0">
            <text:p>50.0</text:p>
          </table:table-cell>
          <table:table-cell office:value-type="string" office:value="Terrestrial macrofossil">
            <text:p>Terrestrial 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LarsenEtal2017">
            <text:p>LarsenEtal2017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25707">
            <text:p>AAR25707</text:p>
          </table:table-cell>
          <table:table-cell office:value-type="float" office:value="64.13">
            <text:p>64.13</text:p>
          </table:table-cell>
          <table:table-cell office:value-type="float" office:value="-51.33">
            <text:p>-51.33</text:p>
          </table:table-cell>
          <table:table-cell office:value-type="float" office:value="6599.0">
            <text:p>6599.0</text:p>
          </table:table-cell>
          <table:table-cell office:value-type="float" office:value="31.0">
            <text:p>31.0</text:p>
          </table:table-cell>
          <table:table-cell office:value-type="string" office:value="Bulk (humic acid)">
            <text:p>Bulk (humic acid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8.0">
            <text:p>38.0</text:p>
          </table:table-cell>
          <table:table-cell office:value-type="float" office:value="7.6000000000000005">
            <text:p>7.6000000000000005</text:p>
          </table:table-cell>
          <table:table-cell office:value-type="float" office:value="7.6000000000000005">
            <text:p>7.6000000000000005</text:p>
          </table:table-cell>
          <table:table-cell office:value-type="string" office:value="LarsenEtal2017">
            <text:p>LarsenEtal2017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5588">
            <text:p>AAR-5588</text:p>
          </table:table-cell>
          <table:table-cell office:value-type="float" office:value="64.69452777777778">
            <text:p>64.69452777777778</text:p>
          </table:table-cell>
          <table:table-cell office:value-type="float" office:value="-51.171166666666664">
            <text:p>-51.171166666666664</text:p>
          </table:table-cell>
          <table:table-cell office:value-type="float" office:value="3585.0">
            <text:p>3585.0</text:p>
          </table:table-cell>
          <table:table-cell office:value-type="float" office:value="45.0">
            <text:p>4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rglund2003,HinnersonBerglund2004">
            <text:p>Berglund2003,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2718">
            <text:p>K-2718</text:p>
          </table:table-cell>
          <table:table-cell office:value-type="float" office:value="64.46666666666667">
            <text:p>64.46666666666667</text:p>
          </table:table-cell>
          <table:table-cell office:value-type="float" office:value="-51.583333333333336">
            <text:p>-51.583333333333336</text:p>
          </table:table-cell>
          <table:table-cell office:value-type="float" office:value="8640.0">
            <text:p>86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1.0">
            <text:p>6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91">
            <text:p>I-8491</text:p>
          </table:table-cell>
          <table:table-cell office:value-type="float" office:value="64.183">
            <text:p>64.183</text:p>
          </table:table-cell>
          <table:table-cell office:value-type="float" office:value="-51.95">
            <text:p>-51.95</text:p>
          </table:table-cell>
          <table:table-cell office:value-type="float" office:value="9190.0">
            <text:p>9190.0</text:p>
          </table:table-cell>
          <table:table-cell office:value-type="float" office:value="134.0">
            <text:p>134.0</text:p>
          </table:table-cell>
          <table:table-cell office:value-type="string" office:value="Hiatella arctica, Astarte borealis and Mya truncata">
            <text:p>Hiatella arctica, Astarte borealis and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2750">
            <text:p>K-2750</text:p>
          </table:table-cell>
          <table:table-cell office:value-type="float" office:value="64.4">
            <text:p>64.4</text:p>
          </table:table-cell>
          <table:table-cell office:value-type="float" office:value="-51.68333333333333">
            <text:p>-51.68333333333333</text:p>
          </table:table-cell>
          <table:table-cell office:value-type="float" office:value="8640.0">
            <text:p>8640.0</text:p>
          </table:table-cell>
          <table:table-cell office:value-type="float" office:value="190.0">
            <text:p>190.0</text:p>
          </table:table-cell>
          <table:table-cell office:value-type="string" office:value="Drepanocladus exannulatus">
            <text:p>Drepanocladus exannula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0.0">
            <text:p>14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5589">
            <text:p>AAR-5589</text:p>
          </table:table-cell>
          <table:table-cell office:value-type="float" office:value="64.69452777777778">
            <text:p>64.69452777777778</text:p>
          </table:table-cell>
          <table:table-cell office:value-type="float" office:value="-51.171166666666664">
            <text:p>-51.171166666666664</text:p>
          </table:table-cell>
          <table:table-cell office:value-type="float" office:value="3605.0">
            <text:p>3605.0</text:p>
          </table:table-cell>
          <table:table-cell office:value-type="float" office:value="50.0">
            <text:p>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rglund2003,HinnersonBerglund2004">
            <text:p>Berglund2003,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95">
            <text:p>I-8595</text:p>
          </table:table-cell>
          <table:table-cell office:value-type="float" office:value="64.367">
            <text:p>64.367</text:p>
          </table:table-cell>
          <table:table-cell office:value-type="float" office:value="-52.007">
            <text:p>-52.007</text:p>
          </table:table-cell>
          <table:table-cell office:value-type="float" office:value="8725.0">
            <text:p>872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68">
            <text:p>I-8568</text:p>
          </table:table-cell>
          <table:table-cell office:value-type="float" office:value="64.367">
            <text:p>64.367</text:p>
          </table:table-cell>
          <table:table-cell office:value-type="float" office:value="-51.733">
            <text:p>-51.733</text:p>
          </table:table-cell>
          <table:table-cell office:value-type="float" office:value="8930.0">
            <text:p>8930.0</text:p>
          </table:table-cell>
          <table:table-cell office:value-type="float" office:value="134.0">
            <text:p>134.0</text:p>
          </table:table-cell>
          <table:table-cell office:value-type="string" office:value="Mya truncata, Chlamys islandica and Balanus sp.">
            <text:p>Mya truncata, Chlamys islandica and 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67">
            <text:p>I-8567</text:p>
          </table:table-cell>
          <table:table-cell office:value-type="float" office:value="64.34">
            <text:p>64.34</text:p>
          </table:table-cell>
          <table:table-cell office:value-type="float" office:value="-51.883">
            <text:p>-51.883</text:p>
          </table:table-cell>
          <table:table-cell office:value-type="float" office:value="9805.0">
            <text:p>9805.0</text:p>
          </table:table-cell>
          <table:table-cell office:value-type="float" office:value="144.0">
            <text:p>144.0</text:p>
          </table:table-cell>
          <table:table-cell office:value-type="string" office:value="Mya truncata, Chlamys islandica and Balanus sp.">
            <text:p>Mya truncata, Chlamys islandica and 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5.6000000000000005">
            <text:p>5.6000000000000005</text:p>
          </table:table-cell>
          <table:table-cell office:value-type="float" office:value="5.6000000000000005">
            <text:p>5.6000000000000005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66">
            <text:p>I-8566</text:p>
          </table:table-cell>
          <table:table-cell office:value-type="float" office:value="64.325">
            <text:p>64.325</text:p>
          </table:table-cell>
          <table:table-cell office:value-type="float" office:value="-51.883">
            <text:p>-51.883</text:p>
          </table:table-cell>
          <table:table-cell office:value-type="float" office:value="9635.0">
            <text:p>9635.0</text:p>
          </table:table-cell>
          <table:table-cell office:value-type="float" office:value="139.0">
            <text:p>13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1">
            <text:p>AAR-6601</text:p>
          </table:table-cell>
          <table:table-cell office:value-type="float" office:value="64.36805555555554">
            <text:p>64.36805555555554</text:p>
          </table:table-cell>
          <table:table-cell office:value-type="float" office:value="-51.505">
            <text:p>-51.505</text:p>
          </table:table-cell>
          <table:table-cell office:value-type="float" office:value="3590.0">
            <text:p>3590.0</text:p>
          </table:table-cell>
          <table:table-cell office:value-type="float" office:value="45.0">
            <text:p>45.0</text:p>
          </table:table-cell>
          <table:table-cell office:value-type="string" office:value="betula">
            <text:p>betu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HinnersonBerglund2004">
            <text:p>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2">
            <text:p>AAR-6602</text:p>
          </table:table-cell>
          <table:table-cell office:value-type="float" office:value="64.36805555555554">
            <text:p>64.36805555555554</text:p>
          </table:table-cell>
          <table:table-cell office:value-type="float" office:value="-51.505">
            <text:p>-51.505</text:p>
          </table:table-cell>
          <table:table-cell office:value-type="float" office:value="3465.0">
            <text:p>3465.0</text:p>
          </table:table-cell>
          <table:table-cell office:value-type="float" office:value="50.0">
            <text:p>50.0</text:p>
          </table:table-cell>
          <table:table-cell office:value-type="string" office:value="salix">
            <text:p>sal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HinnersonBerglund2004">
            <text:p>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3">
            <text:p>AAR-6603</text:p>
          </table:table-cell>
          <table:table-cell office:value-type="float" office:value="64.36805555555554">
            <text:p>64.36805555555554</text:p>
          </table:table-cell>
          <table:table-cell office:value-type="float" office:value="-51.505">
            <text:p>-51.505</text:p>
          </table:table-cell>
          <table:table-cell office:value-type="float" office:value="3460.0">
            <text:p>3460.0</text:p>
          </table:table-cell>
          <table:table-cell office:value-type="float" office:value="50.0">
            <text:p>50.0</text:p>
          </table:table-cell>
          <table:table-cell office:value-type="string" office:value="betula">
            <text:p>betu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HinnersonBerglund2004">
            <text:p>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65">
            <text:p>I-8565</text:p>
          </table:table-cell>
          <table:table-cell office:value-type="float" office:value="64.3">
            <text:p>64.3</text:p>
          </table:table-cell>
          <table:table-cell office:value-type="float" office:value="-52.067">
            <text:p>-52.067</text:p>
          </table:table-cell>
          <table:table-cell office:value-type="float" office:value="10265.0">
            <text:p>10265.0</text:p>
          </table:table-cell>
          <table:table-cell office:value-type="float" office:value="144.0">
            <text:p>14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4">
            <text:p>AAR-6604</text:p>
          </table:table-cell>
          <table:table-cell office:value-type="float" office:value="64.36805555555554">
            <text:p>64.36805555555554</text:p>
          </table:table-cell>
          <table:table-cell office:value-type="float" office:value="-51.505">
            <text:p>-51.505</text:p>
          </table:table-cell>
          <table:table-cell office:value-type="float" office:value="3685.0">
            <text:p>3685.0</text:p>
          </table:table-cell>
          <table:table-cell office:value-type="float" office:value="45.0">
            <text:p>45.0</text:p>
          </table:table-cell>
          <table:table-cell office:value-type="string" office:value="betula">
            <text:p>betu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HinnersonBerglund2004">
            <text:p>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5">
            <text:p>AAR-6605</text:p>
          </table:table-cell>
          <table:table-cell office:value-type="float" office:value="64.62899999999999">
            <text:p>64.62899999999999</text:p>
          </table:table-cell>
          <table:table-cell office:value-type="float" office:value="-51.3819">
            <text:p>-51.3819</text:p>
          </table:table-cell>
          <table:table-cell office:value-type="float" office:value="3600.0">
            <text:p>360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rglund2003,HinnersonBerglund2004">
            <text:p>Berglund2003,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6">
            <text:p>AAR-6606</text:p>
          </table:table-cell>
          <table:table-cell office:value-type="float" office:value="64.48388888888888">
            <text:p>64.48388888888888</text:p>
          </table:table-cell>
          <table:table-cell office:value-type="float" office:value="-51.490833333333335">
            <text:p>-51.490833333333335</text:p>
          </table:table-cell>
          <table:table-cell office:value-type="float" office:value="3615.0">
            <text:p>3615.0</text:p>
          </table:table-cell>
          <table:table-cell office:value-type="float" office:value="40.0">
            <text:p>40.0</text:p>
          </table:table-cell>
          <table:table-cell office:value-type="string" office:value="betula">
            <text:p>betu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nnersonBerglund2004">
            <text:p>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10">
            <text:p>I-8510</text:p>
          </table:table-cell>
          <table:table-cell office:value-type="float" office:value="64.3">
            <text:p>64.3</text:p>
          </table:table-cell>
          <table:table-cell office:value-type="float" office:value="-52.05">
            <text:p>-52.05</text:p>
          </table:table-cell>
          <table:table-cell office:value-type="float" office:value="8725.0">
            <text:p>872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25708">
            <text:p>AAR25708</text:p>
          </table:table-cell>
          <table:table-cell office:value-type="float" office:value="64.13">
            <text:p>64.13</text:p>
          </table:table-cell>
          <table:table-cell office:value-type="float" office:value="-51.33">
            <text:p>-51.33</text:p>
          </table:table-cell>
          <table:table-cell office:value-type="float" office:value="7924.0">
            <text:p>7924.0</text:p>
          </table:table-cell>
          <table:table-cell office:value-type="float" office:value="39.0">
            <text:p>39.0</text:p>
          </table:table-cell>
          <table:table-cell office:value-type="string" office:value="Terrestrial macrofossil">
            <text:p>Terrestrial 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8.0">
            <text:p>38.0</text:p>
          </table:table-cell>
          <table:table-cell office:value-type="float" office:value="7.6000000000000005">
            <text:p>7.6000000000000005</text:p>
          </table:table-cell>
          <table:table-cell office:value-type="float" office:value="7.6000000000000005">
            <text:p>7.6000000000000005</text:p>
          </table:table-cell>
          <table:table-cell office:value-type="string" office:value="LarsenEtal2017">
            <text:p>LarsenEtal2017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3190">
            <text:p>K-3190</text:p>
          </table:table-cell>
          <table:table-cell office:value-type="float" office:value="64.4">
            <text:p>64.4</text:p>
          </table:table-cell>
          <table:table-cell office:value-type="float" office:value="-51.68333333333333">
            <text:p>-51.68333333333333</text:p>
          </table:table-cell>
          <table:table-cell office:value-type="float" office:value="8640.0">
            <text:p>864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0.0">
            <text:p>14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7801">
            <text:p>AAR-7801</text:p>
          </table:table-cell>
          <table:table-cell office:value-type="float" office:value="64.615">
            <text:p>64.615</text:p>
          </table:table-cell>
          <table:table-cell office:value-type="float" office:value="-51.217">
            <text:p>-51.217</text:p>
          </table:table-cell>
          <table:table-cell office:value-type="float" office:value="3834.0">
            <text:p>3834.0</text:p>
          </table:table-cell>
          <table:table-cell office:value-type="float" office:value="41.0">
            <text:p>41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Berglund2003,HinnersonBerglund2004">
            <text:p>Berglund2003,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25709">
            <text:p>AAR25709</text:p>
          </table:table-cell>
          <table:table-cell office:value-type="float" office:value="64.13">
            <text:p>64.13</text:p>
          </table:table-cell>
          <table:table-cell office:value-type="float" office:value="-51.33">
            <text:p>-51.33</text:p>
          </table:table-cell>
          <table:table-cell office:value-type="float" office:value="8138.0">
            <text:p>8138.0</text:p>
          </table:table-cell>
          <table:table-cell office:value-type="float" office:value="43.0">
            <text:p>43.0</text:p>
          </table:table-cell>
          <table:table-cell office:value-type="string" office:value="Terrestrial macrofossil">
            <text:p>Terrestrial 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7.6000000000000005">
            <text:p>7.6000000000000005</text:p>
          </table:table-cell>
          <table:table-cell office:value-type="float" office:value="7.6000000000000005">
            <text:p>7.6000000000000005</text:p>
          </table:table-cell>
          <table:table-cell office:value-type="string" office:value="LarsenEtal2017">
            <text:p>LarsenEtal2017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5884">
            <text:p>UBA-15884</text:p>
          </table:table-cell>
          <table:table-cell office:value-type="float" office:value="64.76">
            <text:p>64.76</text:p>
          </table:table-cell>
          <table:table-cell office:value-type="float" office:value="-51.03">
            <text:p>-51.03</text:p>
          </table:table-cell>
          <table:table-cell office:value-type="float" office:value="8217.0">
            <text:p>8217.0</text:p>
          </table:table-cell>
          <table:table-cell office:value-type="float" office:value="29.0">
            <text:p>29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08">
            <text:p>I-8508</text:p>
          </table:table-cell>
          <table:table-cell office:value-type="float" office:value="64.293">
            <text:p>64.293</text:p>
          </table:table-cell>
          <table:table-cell office:value-type="float" office:value="-51.742">
            <text:p>-51.742</text:p>
          </table:table-cell>
          <table:table-cell office:value-type="float" office:value="9120.0">
            <text:p>9120.0</text:p>
          </table:table-cell>
          <table:table-cell office:value-type="float" office:value="134.0">
            <text:p>134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93">
            <text:p>I-8493</text:p>
          </table:table-cell>
          <table:table-cell office:value-type="float" office:value="64.2">
            <text:p>64.2</text:p>
          </table:table-cell>
          <table:table-cell office:value-type="float" office:value="-51.967">
            <text:p>-51.967</text:p>
          </table:table-cell>
          <table:table-cell office:value-type="float" office:value="9865.0">
            <text:p>9865.0</text:p>
          </table:table-cell>
          <table:table-cell office:value-type="float" office:value="144.0">
            <text:p>144.0</text:p>
          </table:table-cell>
          <table:table-cell office:value-type="string" office:value="Hiatella arctica, Mya truncata and Macoma calcarea">
            <text:p>Hiatella arctica, Mya truncata and 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89">
            <text:p>I-8489</text:p>
          </table:table-cell>
          <table:table-cell office:value-type="float" office:value="64.173">
            <text:p>64.173</text:p>
          </table:table-cell>
          <table:table-cell office:value-type="float" office:value="-52.067">
            <text:p>-52.067</text:p>
          </table:table-cell>
          <table:table-cell office:value-type="float" office:value="8500.0">
            <text:p>8500.0</text:p>
          </table:table-cell>
          <table:table-cell office:value-type="float" office:value="134.0">
            <text:p>134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6244">
            <text:p>I-6244</text:p>
          </table:table-cell>
          <table:table-cell office:value-type="float" office:value="64.75">
            <text:p>64.75</text:p>
          </table:table-cell>
          <table:table-cell office:value-type="float" office:value="-51.05">
            <text:p>-51.05</text:p>
          </table:table-cell>
          <table:table-cell office:value-type="float" office:value="8370.0">
            <text:p>8370.0</text:p>
          </table:table-cell>
          <table:table-cell office:value-type="float" office:value="129.0">
            <text:p>129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90">
            <text:p>I-8490</text:p>
          </table:table-cell>
          <table:table-cell office:value-type="float" office:value="64.123">
            <text:p>64.123</text:p>
          </table:table-cell>
          <table:table-cell office:value-type="float" office:value="-51.7">
            <text:p>-51.7</text:p>
          </table:table-cell>
          <table:table-cell office:value-type="float" office:value="9760.0">
            <text:p>9760.0</text:p>
          </table:table-cell>
          <table:table-cell office:value-type="float" office:value="144.0">
            <text:p>14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.4">
            <text:p>3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06">
            <text:p>I-8506</text:p>
          </table:table-cell>
          <table:table-cell office:value-type="float" office:value="64.267">
            <text:p>64.267</text:p>
          </table:table-cell>
          <table:table-cell office:value-type="float" office:value="-51.933">
            <text:p>-51.933</text:p>
          </table:table-cell>
          <table:table-cell office:value-type="float" office:value="9120.0">
            <text:p>9120.0</text:p>
          </table:table-cell>
          <table:table-cell office:value-type="float" office:value="134.0">
            <text:p>134.0</text:p>
          </table:table-cell>
          <table:table-cell office:value-type="string" office:value="Mya truncata, Chlamys islandica and Mytilus edulus">
            <text:p>Mya truncata, Chlamys islandica and Mytilus edul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07">
            <text:p>I-8507</text:p>
          </table:table-cell>
          <table:table-cell office:value-type="float" office:value="64.263">
            <text:p>64.263</text:p>
          </table:table-cell>
          <table:table-cell office:value-type="float" office:value="-51.95">
            <text:p>-51.95</text:p>
          </table:table-cell>
          <table:table-cell office:value-type="float" office:value="6625.0">
            <text:p>6625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2292">
            <text:p>K-2292</text:p>
          </table:table-cell>
          <table:table-cell office:value-type="float" office:value="64.46666666666667">
            <text:p>64.46666666666667</text:p>
          </table:table-cell>
          <table:table-cell office:value-type="float" office:value="-51.583333333333336">
            <text:p>-51.583333333333336</text:p>
          </table:table-cell>
          <table:table-cell office:value-type="float" office:value="8788.0">
            <text:p>8788.0</text:p>
          </table:table-cell>
          <table:table-cell office:value-type="float" office:value="154.0">
            <text:p>154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1.0">
            <text:p>6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94">
            <text:p>I-8494</text:p>
          </table:table-cell>
          <table:table-cell office:value-type="float" office:value="64.267">
            <text:p>64.267</text:p>
          </table:table-cell>
          <table:table-cell office:value-type="float" office:value="-51.933">
            <text:p>-51.933</text:p>
          </table:table-cell>
          <table:table-cell office:value-type="float" office:value="9045.0">
            <text:p>904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5881">
            <text:p>UBA-15881</text:p>
          </table:table-cell>
          <table:table-cell office:value-type="float" office:value="64.75">
            <text:p>64.75</text:p>
          </table:table-cell>
          <table:table-cell office:value-type="float" office:value="-51.05">
            <text:p>-51.05</text:p>
          </table:table-cell>
          <table:table-cell office:value-type="float" office:value="6496.0">
            <text:p>6496.0</text:p>
          </table:table-cell>
          <table:table-cell office:value-type="float" office:value="34.0">
            <text:p>34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2717">
            <text:p>K-2717</text:p>
          </table:table-cell>
          <table:table-cell office:value-type="float" office:value="64.46666666666667">
            <text:p>64.46666666666667</text:p>
          </table:table-cell>
          <table:table-cell office:value-type="float" office:value="-51.583333333333336">
            <text:p>-51.583333333333336</text:p>
          </table:table-cell>
          <table:table-cell office:value-type="float" office:value="8640.0">
            <text:p>86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1.0">
            <text:p>6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5882">
            <text:p>UBA-15882</text:p>
          </table:table-cell>
          <table:table-cell office:value-type="float" office:value="64.75">
            <text:p>64.75</text:p>
          </table:table-cell>
          <table:table-cell office:value-type="float" office:value="-51.05">
            <text:p>-51.05</text:p>
          </table:table-cell>
          <table:table-cell office:value-type="float" office:value="8794.0">
            <text:p>8794.0</text:p>
          </table:table-cell>
          <table:table-cell office:value-type="float" office:value="41.0">
            <text:p>41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6277">
            <text:p>UBA-16277</text:p>
          </table:table-cell>
          <table:table-cell office:value-type="float" office:value="64.75">
            <text:p>64.75</text:p>
          </table:table-cell>
          <table:table-cell office:value-type="float" office:value="-51.05">
            <text:p>-51.05</text:p>
          </table:table-cell>
          <table:table-cell office:value-type="float" office:value="6003.0">
            <text:p>6003.0</text:p>
          </table:table-cell>
          <table:table-cell office:value-type="float" office:value="29.0">
            <text:p>29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6276">
            <text:p>UBA-16276</text:p>
          </table:table-cell>
          <table:table-cell office:value-type="float" office:value="64.79">
            <text:p>64.79</text:p>
          </table:table-cell>
          <table:table-cell office:value-type="float" office:value="-51.01">
            <text:p>-51.01</text:p>
          </table:table-cell>
          <table:table-cell office:value-type="float" office:value="8525.0">
            <text:p>8525.0</text:p>
          </table:table-cell>
          <table:table-cell office:value-type="float" office:value="31.0">
            <text:p>31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92">
            <text:p>I-8492</text:p>
          </table:table-cell>
          <table:table-cell office:value-type="float" office:value="64.2">
            <text:p>64.2</text:p>
          </table:table-cell>
          <table:table-cell office:value-type="float" office:value="-51.967">
            <text:p>-51.967</text:p>
          </table:table-cell>
          <table:table-cell office:value-type="float" office:value="9045.0">
            <text:p>904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5883">
            <text:p>UBA-15883</text:p>
          </table:table-cell>
          <table:table-cell office:value-type="float" office:value="64.75">
            <text:p>64.75</text:p>
          </table:table-cell>
          <table:table-cell office:value-type="float" office:value="-51.05">
            <text:p>-51.05</text:p>
          </table:table-cell>
          <table:table-cell office:value-type="float" office:value="6563.0">
            <text:p>6563.0</text:p>
          </table:table-cell>
          <table:table-cell office:value-type="float" office:value="39.0">
            <text:p>39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2293">
            <text:p>K-2293</text:p>
          </table:table-cell>
          <table:table-cell office:value-type="float" office:value="64.45833333333333">
            <text:p>64.45833333333333</text:p>
          </table:table-cell>
          <table:table-cell office:value-type="float" office:value="-51.583333333333336">
            <text:p>-51.583333333333336</text:p>
          </table:table-cell>
          <table:table-cell office:value-type="float" office:value="8788.0">
            <text:p>8788.0</text:p>
          </table:table-cell>
          <table:table-cell office:value-type="float" office:value="145.0">
            <text:p>14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1.0">
            <text:p>5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